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md kmea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1z1r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2z1r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1z1r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1z2r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2z1r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2z1r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2z1r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2z1r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2z1r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2z1r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2z1r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2z1r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1r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p3z2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2"/>
          <table:table-cell table:formula="of:=AVERAGE([.F1:.F53])" office:value-type="float" office:value="8.20754716981132" calcext:value-type="float">
            <text:p>8.2075471698</text:p>
          </table:table-cell>
          <table:table-cell table:formula="of:=COUNTIF([.G1:.G53];&quot;neg&quot;)" office:value-type="float" office:value="8" calcext:value-type="float">
            <text:p>8</text:p>
          </table:table-cell>
          <table:table-cell table:number-columns-repeated="2"/>
          <table:table-cell table:formula="of:=AVERAGE([.J1:.J51])" office:value-type="float" office:value="7.84313725490196" calcext:value-type="float">
            <text:p>7.8431372549</text:p>
          </table:table-cell>
          <table:table-cell table:formula="of:=COUNTIF([.K1:.K53];&quot;neg&quot;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4z1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3"/>
          <table:table-cell table:style-name="ce1" table:formula="of:=COUNTIF([.G1:.G53];&quot;pos&quot;)" office:value-type="float" office:value="45" calcext:value-type="float">
            <text:p>45</text:p>
          </table:table-cell>
          <table:table-cell table:number-columns-repeated="3"/>
          <table:table-cell table:style-name="ce1" table:formula="of:=COUNTIF([.K1:.K53];&quot;pos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4z1r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Cluster 0</text:p>
          </table:table-cell>
          <table:table-cell office:value-type="string" calcext:value-type="string">
            <text:p>116 Elements</text:p>
          </table:table-cell>
          <table:table-cell office:value-type="string" calcext:value-type="string">
            <text:p>Avg Nugent Score 1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Cluster 1</text:p>
          </table:table-cell>
          <table:table-cell office:value-type="string" calcext:value-type="string">
            <text:p>53 Elements</text:p>
          </table:table-cell>
          <table:table-cell office:value-type="string" calcext:value-type="string">
            <text:p>Avg Nugent Score 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Cluster 2</text:p>
          </table:table-cell>
          <table:table-cell office:value-type="string" calcext:value-type="string">
            <text:p>51 Elements</text:p>
          </table:table-cell>
          <table:table-cell office:value-type="string" calcext:value-type="string">
            <text:p>Avg Nugent Score 7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Random seed: <text:s text:c="6"/>1623390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z1r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1:.B117])" office:value-type="float" office:value="1.93965517241379" calcext:value-type="float">
            <text:p>1.9396551724</text:p>
          </table:table-cell>
          <table:table-cell table:formula="of:=COUNTIF([.C1:.C116];&quot;neg&quot;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formula="of:=COUNTIF([.C1:.C116];&quot;pos&quot;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</table:table>
      <table:table table:name="edge imbalance kmea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1z1r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1z2r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1z1r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2z1r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2z1r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1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1r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3z2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3z2r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1r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p3z2r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z2r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table:formula="of:=AVERAGE([.J1:.J43])" office:value-type="float" office:value="0.186046511627907" calcext:value-type="float">
            <text:p>0.1860465116</text:p>
          </table:table-cell>
          <table:table-cell table:formula="of:=COUNTIF([.K1:.K43];&quot;neg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3z2r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3"/>
          <table:table-cell table:style-name="ce1" table:formula="of:=COUNTIF([.K1:.K43];&quot;pos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z2r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z2r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z2r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z2r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z2r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1r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Cluster 0</text:p>
          </table:table-cell>
          <table:table-cell office:value-type="string" calcext:value-type="string">
            <text:p>104 Elements</text:p>
          </table:table-cell>
          <table:table-cell office:value-type="string" calcext:value-type="string">
            <text:p>Avg Nugent Score 8.13</text:p>
          </table:table-cell>
        </table:table-row>
        <table:table-row table:style-name="ro1">
          <table:table-cell office:value-type="string" calcext:value-type="string">
            <text:p>p4z1r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luster 1</text:p>
          </table:table-cell>
          <table:table-cell office:value-type="string" calcext:value-type="string">
            <text:p>73 Elements</text:p>
          </table:table-cell>
          <table:table-cell office:value-type="string" calcext:value-type="string">
            <text:p>Avg Nugent Score 2.84</text:p>
          </table:table-cell>
        </table:table-row>
        <table:table-row table:style-name="ro1">
          <table:table-cell office:value-type="string" calcext:value-type="string">
            <text:p>p4z1r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Cluster 2</text:p>
          </table:table-cell>
          <table:table-cell office:value-type="string" calcext:value-type="string">
            <text:p>43 Elements</text:p>
          </table:table-cell>
          <table:table-cell office:value-type="string" calcext:value-type="string">
            <text:p>Avg Nugent Score 0.19</text:p>
          </table:table-cell>
        </table:table-row>
        <table:table-row table:style-name="ro1">
          <table:table-cell office:value-type="string" calcext:value-type="string">
            <text:p>p4z1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1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Random seed: <text:s text:c="6"/>2749175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z1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p4z2r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p4z2r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 table:number-columns-repeated="2"/>
          <table:table-cell table:formula="of:=AVERAGE([.F1:.F73])" office:value-type="float" office:value="2.83561643835616" calcext:value-type="float">
            <text:p>2.8356164384</text:p>
          </table:table-cell>
          <table:table-cell table:formula="of:=COUNTIF([.G1:.G73];&quot;neg&quot;)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3"/>
          <table:table-cell table:style-name="ce1" table:formula="of:=COUNTIF([.G1:.G73];&quot;pos&quot;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z1r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1r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z2r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1:.B104])" office:value-type="float" office:value="8.125" calcext:value-type="float">
            <text:p>8.125</text:p>
          </table:table-cell>
          <table:table-cell table:formula="of:=COUNTIF([.C1:.C104];&quot;neg&quot;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formula="of:=COUNTIF([.C1:.C104];&quot;pos&quot;)" office:value-type="float" office:value="83" calcext:value-type="float">
            <text:p>8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7-04-06T19:30:37.633561935</meta:creation-date>
    <dc:date>2017-04-06T20:25:03.849592328</dc:date>
    <dc:creator>Lucas Czech</dc:creator>
    <meta:editing-duration>PT52M31S</meta:editing-duration>
    <meta:editing-cycles>5</meta:editing-cycles>
    <meta:generator>LibreOffice/4.2.8.2$Linux_X86_64 LibreOffice_project/420m0$Build-2</meta:generator>
    <meta:document-statistic meta:table-count="2" meta:cell-count="1358" meta:object-count="0"/>
  </office:meta>
</office:document-meta>
</file>